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0f05d8"/>
    </style:style>
    <style:style style:name="P2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18948f"/>
    </style:style>
    <style:style style:name="P3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color="#008000" officeooo:rsid="0000bb06" officeooo:paragraph-rsid="0018948f"/>
    </style:style>
    <style:style style:name="P4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18948f"/>
    </style:style>
    <style:style style:name="P5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2e8e1e"/>
    </style:style>
    <style:style style:name="P6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292568"/>
    </style:style>
    <style:style style:name="P7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35aa1" officeooo:paragraph-rsid="0018948f"/>
    </style:style>
    <style:style style:name="P8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style:use-window-font-color="true" fo:font-size="14pt" officeooo:rsid="00292568" officeooo:paragraph-rsid="0018948f" style:font-size-asian="14pt" style:font-size-complex="14pt"/>
    </style:style>
    <style:style style:name="P9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style:use-window-font-color="true" fo:font-size="14pt" officeooo:rsid="00292568" officeooo:paragraph-rsid="00292568" style:font-size-asian="14pt" style:font-size-complex="14pt"/>
    </style:style>
    <style:style style:name="P10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style:use-window-font-color="true" fo:font-size="14pt" officeooo:rsid="00292568" officeooo:paragraph-rsid="0039e203" style:font-size-asian="14pt" style:font-size-complex="14pt"/>
    </style:style>
    <style:style style:name="P11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style:use-window-font-color="true" fo:font-size="14pt" officeooo:rsid="0000bb06" officeooo:paragraph-rsid="0039e203" style:font-size-asian="14pt" style:font-size-complex="14pt"/>
    </style:style>
    <style:style style:name="P12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92568" officeooo:paragraph-rsid="00292568"/>
    </style:style>
    <style:style style:name="P13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92568" officeooo:paragraph-rsid="0037cb5b"/>
    </style:style>
    <style:style style:name="P14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0bb06" officeooo:paragraph-rsid="0018948f"/>
    </style:style>
    <style:style style:name="P15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8pt" fo:font-weight="bold" officeooo:rsid="000d9c21" officeooo:paragraph-rsid="000f05d8" style:font-size-asian="18pt" style:font-weight-asian="bold" style:font-size-complex="18pt" style:font-weight-complex="bold"/>
    </style:style>
    <style:style style:name="P16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rsid="000d9c21" officeooo:paragraph-rsid="000f05d8"/>
    </style:style>
    <style:style style:name="P17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rsid="00292568" officeooo:paragraph-rsid="00292568"/>
    </style:style>
    <style:style style:name="P18" style:family="paragraph" style:parent-style-name="Standard" style:master-page-name="">
      <style:paragraph-properties fo:margin-left="0cm" fo:margin-right="0cm" fo:margin-top="0.101cm" fo:margin-bottom="0cm" loext:contextual-spacing="false" fo:text-indent="0cm" style:auto-text-indent="false" style:page-number="auto"/>
      <style:text-properties officeooo:rsid="00268e7a" officeooo:paragraph-rsid="00323403"/>
    </style:style>
    <style:style style:name="P19" style:family="paragraph" style:parent-style-name="Standard">
      <style:paragraph-properties fo:margin-top="0.101cm" fo:margin-bottom="0cm" loext:contextual-spacing="false"/>
      <style:text-properties officeooo:rsid="00235aa1" officeooo:paragraph-rsid="0018948f"/>
    </style:style>
    <style:style style:name="P20" style:family="paragraph" style:parent-style-name="Standard">
      <style:paragraph-properties fo:margin-top="0.101cm" fo:margin-bottom="0cm" loext:contextual-spacing="false"/>
      <style:text-properties officeooo:paragraph-rsid="0018948f"/>
    </style:style>
    <style:style style:name="P21" style:family="paragraph" style:parent-style-name="Standard">
      <style:paragraph-properties fo:margin-top="0.101cm" fo:margin-bottom="0cm" loext:contextual-spacing="false" fo:break-before="page"/>
      <style:text-properties officeooo:paragraph-rsid="0018948f"/>
    </style:style>
    <style:style style:name="P22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18948f"/>
    </style:style>
    <style:style style:name="P23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18948f" style:font-size-asian="14pt" style:font-size-complex="14pt"/>
    </style:style>
    <style:style style:name="P24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2e8e1e" style:font-size-asian="14pt" style:font-size-complex="14pt"/>
    </style:style>
    <style:style style:name="P25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323403" style:font-size-asian="14pt" style:font-size-complex="14pt"/>
    </style:style>
    <style:style style:name="P26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37cb5b" style:font-size-asian="14pt" style:font-size-complex="14pt"/>
    </style:style>
    <style:style style:name="P27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39e203" style:font-size-asian="14pt" style:font-size-complex="14pt"/>
    </style:style>
    <style:style style:name="P28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18948f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color="#ff0000" officeooo:rsid="00296ba3" officeooo:paragraph-rsid="0018948f"/>
    </style:style>
    <style:style style:name="P30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373029" officeooo:paragraph-rsid="00373029"/>
    </style:style>
    <style:style style:name="P31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/>
      <style:text-properties officeooo:rsid="00277c45" officeooo:paragraph-rsid="00277c45"/>
    </style:style>
    <style:style style:name="P32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/>
      <style:text-properties style:use-window-font-color="true" fo:font-size="14pt" officeooo:rsid="00292568" officeooo:paragraph-rsid="0037cb5b" style:font-size-asian="14pt" style:font-size-complex="14pt"/>
    </style:style>
    <style:style style:name="P33" style:family="paragraph" style:parent-style-name="Standard" style:master-page-name="">
      <loext:graphic-properties draw:fill="none"/>
      <style:paragraph-properties fo:margin-left="1.9cm" fo:margin-right="0cm" fo:margin-top="0.101cm" fo:margin-bottom="0cm" loext:contextual-spacing="false" fo:text-indent="0cm" style:auto-text-indent="false" style:page-number="auto" fo:background-color="transparent"/>
      <style:text-properties officeooo:rsid="0000bb06" officeooo:paragraph-rsid="002e8e1e"/>
    </style:style>
    <style:style style:name="P34" style:family="paragraph" style:parent-style-name="Standard" style:master-page-name="">
      <loext:graphic-properties draw:fill="none"/>
      <style:paragraph-properties fo:margin-left="1.9cm" fo:margin-right="0cm" fo:margin-top="0.101cm" fo:margin-bottom="0cm" loext:contextual-spacing="false" fo:text-indent="0cm" style:auto-text-indent="false" style:page-number="auto" fo:background-color="transparent"/>
      <style:text-properties fo:font-size="12pt" officeooo:rsid="002d41fd" officeooo:paragraph-rsid="002e8e1e" style:font-size-asian="12pt" style:font-size-complex="12pt"/>
    </style:style>
    <style:style style:name="P35" style:family="paragraph" style:parent-style-name="Standard" style:master-page-name="">
      <loext:graphic-properties draw:fill="none"/>
      <style:paragraph-properties fo:margin-left="1.9cm" fo:margin-right="0cm" fo:margin-top="0.101cm" fo:margin-bottom="0cm" loext:contextual-spacing="false" fo:text-indent="0cm" style:auto-text-indent="false" style:page-number="auto" fo:background-color="transparent"/>
      <style:text-properties fo:font-size="12pt" officeooo:rsid="002d41fd" officeooo:paragraph-rsid="0039e203" style:font-size-asian="12pt" style:font-size-complex="12pt"/>
    </style:style>
    <style:style style:name="P36" style:family="paragraph" style:parent-style-name="Standard">
      <loext:graphic-properties draw:fill="none"/>
      <style:paragraph-properties fo:margin-left="1.9cm" fo:margin-right="0cm" fo:margin-top="0.101cm" fo:margin-bottom="0cm" loext:contextual-spacing="false" fo:text-indent="0cm" style:auto-text-indent="false" fo:background-color="transparent"/>
      <style:text-properties fo:font-size="12pt" officeooo:rsid="002d41fd" officeooo:paragraph-rsid="00323403" style:font-size-asian="12pt" style:font-size-complex="12pt"/>
    </style:style>
    <style:style style:name="P37" style:family="paragraph" style:parent-style-name="Standard">
      <loext:graphic-properties draw:fill="none"/>
      <style:paragraph-properties fo:margin-left="1.9cm" fo:margin-right="0cm" fo:margin-top="0.101cm" fo:margin-bottom="0cm" loext:contextual-spacing="false" fo:text-indent="0cm" style:auto-text-indent="false" fo:background-color="transparent"/>
      <style:text-properties style:use-window-font-color="true" fo:font-size="12pt" officeooo:rsid="00292568" officeooo:paragraph-rsid="002e8e1e" style:font-size-asian="12pt" style:font-size-complex="12pt"/>
    </style:style>
    <style:style style:name="P38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2ce38c"/>
    </style:style>
    <style:style style:name="P39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18948f"/>
    </style:style>
    <style:style style:name="P40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2e8e1e"/>
    </style:style>
    <style:style style:name="P41" style:family="paragraph" style:parent-style-name="Standard" style:list-style-name="L4">
      <style:paragraph-properties fo:margin-top="0.101cm" fo:margin-bottom="0cm" loext:contextual-spacing="false"/>
      <style:text-properties officeooo:rsid="0000bb06" officeooo:paragraph-rsid="002e8e1e"/>
    </style:style>
    <style:style style:name="P42" style:family="paragraph" style:parent-style-name="Standard" style:list-style-name="L5">
      <style:paragraph-properties fo:margin-top="0.101cm" fo:margin-bottom="0cm" loext:contextual-spacing="false"/>
      <style:text-properties officeooo:rsid="0000bb06" officeooo:paragraph-rsid="00323403"/>
    </style:style>
    <style:style style:name="P43" style:family="paragraph" style:parent-style-name="Standard" style:list-style-name="L6">
      <style:paragraph-properties fo:margin-top="0.101cm" fo:margin-bottom="0cm" loext:contextual-spacing="false"/>
      <style:text-properties officeooo:rsid="0000bb06" officeooo:paragraph-rsid="0037cb5b"/>
    </style:style>
    <style:style style:name="P44" style:family="paragraph" style:parent-style-name="Standard" style:list-style-name="L8">
      <style:paragraph-properties fo:margin-top="0.101cm" fo:margin-bottom="0cm" loext:contextual-spacing="false"/>
      <style:text-properties officeooo:rsid="0000bb06" officeooo:paragraph-rsid="0039e203"/>
    </style:style>
    <style:style style:name="P45" style:family="paragraph" style:parent-style-name="Standard" style:list-style-name="L1">
      <style:paragraph-properties fo:margin-top="0.101cm" fo:margin-bottom="0cm" loext:contextual-spacing="false"/>
      <style:text-properties officeooo:rsid="00171eca" officeooo:paragraph-rsid="002ce38c"/>
    </style:style>
    <style:style style:name="P46" style:family="paragraph" style:parent-style-name="Standard" style:list-style-name="L3">
      <style:paragraph-properties fo:margin-top="0.101cm" fo:margin-bottom="0cm" loext:contextual-spacing="false"/>
      <style:text-properties officeooo:rsid="00171eca" officeooo:paragraph-rsid="0018948f"/>
    </style:style>
    <style:style style:name="P47" style:family="paragraph" style:parent-style-name="Standard" style:list-style-name="L4">
      <style:paragraph-properties fo:margin-top="0.101cm" fo:margin-bottom="0cm" loext:contextual-spacing="false"/>
      <style:text-properties officeooo:rsid="00171eca" officeooo:paragraph-rsid="002e8e1e"/>
    </style:style>
    <style:style style:name="P48" style:family="paragraph" style:parent-style-name="Standard" style:list-style-name="L5">
      <style:paragraph-properties fo:margin-top="0.101cm" fo:margin-bottom="0cm" loext:contextual-spacing="false"/>
      <style:text-properties officeooo:rsid="00171eca" officeooo:paragraph-rsid="00323403"/>
    </style:style>
    <style:style style:name="P49" style:family="paragraph" style:parent-style-name="Standard" style:list-style-name="L6">
      <style:paragraph-properties fo:margin-top="0.101cm" fo:margin-bottom="0cm" loext:contextual-spacing="false"/>
      <style:text-properties officeooo:rsid="00171eca" officeooo:paragraph-rsid="0037cb5b"/>
    </style:style>
    <style:style style:name="P50" style:family="paragraph" style:parent-style-name="Standard" style:list-style-name="L8">
      <style:paragraph-properties fo:margin-top="0.101cm" fo:margin-bottom="0cm" loext:contextual-spacing="false"/>
      <style:text-properties officeooo:rsid="00171eca" officeooo:paragraph-rsid="0039e203"/>
    </style:style>
    <style:style style:name="P51" style:family="paragraph" style:parent-style-name="Standard" style:list-style-name="L1">
      <style:paragraph-properties fo:margin-top="0.101cm" fo:margin-bottom="0cm" loext:contextual-spacing="false"/>
      <style:text-properties officeooo:rsid="00103f65" officeooo:paragraph-rsid="002ce38c"/>
    </style:style>
    <style:style style:name="P52" style:family="paragraph" style:parent-style-name="Standard" style:list-style-name="L4">
      <style:paragraph-properties fo:margin-top="0.101cm" fo:margin-bottom="0cm" loext:contextual-spacing="false"/>
      <style:text-properties officeooo:rsid="00103f65" officeooo:paragraph-rsid="002e8e1e"/>
    </style:style>
    <style:style style:name="P53" style:family="paragraph" style:parent-style-name="Standard" style:list-style-name="L5">
      <style:paragraph-properties fo:margin-top="0.101cm" fo:margin-bottom="0cm" loext:contextual-spacing="false"/>
      <style:text-properties officeooo:rsid="00103f65" officeooo:paragraph-rsid="00323403"/>
    </style:style>
    <style:style style:name="P54" style:family="paragraph" style:parent-style-name="Standard" style:list-style-name="L6">
      <style:paragraph-properties fo:margin-top="0.101cm" fo:margin-bottom="0cm" loext:contextual-spacing="false"/>
      <style:text-properties officeooo:rsid="00103f65" officeooo:paragraph-rsid="0037cb5b"/>
    </style:style>
    <style:style style:name="P55" style:family="paragraph" style:parent-style-name="Standard" style:list-style-name="L8">
      <style:paragraph-properties fo:margin-top="0.101cm" fo:margin-bottom="0cm" loext:contextual-spacing="false"/>
      <style:text-properties officeooo:rsid="00103f65" officeooo:paragraph-rsid="0039e203"/>
    </style:style>
    <style:style style:name="P56" style:family="paragraph" style:parent-style-name="Standard" style:list-style-name="L1">
      <style:paragraph-properties fo:margin-top="0.101cm" fo:margin-bottom="0cm" loext:contextual-spacing="false"/>
      <style:text-properties officeooo:rsid="000300e3" officeooo:paragraph-rsid="002ce38c"/>
    </style:style>
    <style:style style:name="P57" style:family="paragraph" style:parent-style-name="Standard" style:list-style-name="L4">
      <style:paragraph-properties fo:margin-top="0.101cm" fo:margin-bottom="0cm" loext:contextual-spacing="false"/>
      <style:text-properties officeooo:rsid="000300e3" officeooo:paragraph-rsid="002e8e1e"/>
    </style:style>
    <style:style style:name="P58" style:family="paragraph" style:parent-style-name="Standard" style:list-style-name="L5">
      <style:paragraph-properties fo:margin-top="0.101cm" fo:margin-bottom="0cm" loext:contextual-spacing="false"/>
      <style:text-properties officeooo:rsid="000300e3" officeooo:paragraph-rsid="00323403"/>
    </style:style>
    <style:style style:name="P59" style:family="paragraph" style:parent-style-name="Standard" style:list-style-name="L6">
      <style:paragraph-properties fo:margin-top="0.101cm" fo:margin-bottom="0cm" loext:contextual-spacing="false"/>
      <style:text-properties officeooo:rsid="000300e3" officeooo:paragraph-rsid="0037cb5b"/>
    </style:style>
    <style:style style:name="P60" style:family="paragraph" style:parent-style-name="Standard" style:list-style-name="L8">
      <style:paragraph-properties fo:margin-top="0.101cm" fo:margin-bottom="0cm" loext:contextual-spacing="false"/>
      <style:text-properties officeooo:rsid="000300e3" officeooo:paragraph-rsid="0039e203"/>
    </style:style>
    <style:style style:name="P61" style:family="paragraph" style:parent-style-name="Standard" style:list-style-name="L1">
      <style:paragraph-properties fo:margin-top="0.101cm" fo:margin-bottom="0cm" loext:contextual-spacing="false"/>
      <style:text-properties style:use-window-font-color="true" officeooo:rsid="0007e753" officeooo:paragraph-rsid="002ce38c"/>
    </style:style>
    <style:style style:name="P62" style:family="paragraph" style:parent-style-name="Standard" style:list-style-name="L4">
      <style:paragraph-properties fo:margin-top="0.101cm" fo:margin-bottom="0cm" loext:contextual-spacing="false"/>
      <style:text-properties style:use-window-font-color="true" officeooo:rsid="0007e753" officeooo:paragraph-rsid="002e8e1e"/>
    </style:style>
    <style:style style:name="P63" style:family="paragraph" style:parent-style-name="Standard" style:list-style-name="L6">
      <style:paragraph-properties fo:margin-top="0.101cm" fo:margin-bottom="0cm" loext:contextual-spacing="false"/>
      <style:text-properties style:use-window-font-color="true" officeooo:rsid="0007e753" officeooo:paragraph-rsid="0037cb5b"/>
    </style:style>
    <style:style style:name="P64" style:family="paragraph" style:parent-style-name="Standard" style:list-style-name="L8">
      <style:paragraph-properties fo:margin-top="0.101cm" fo:margin-bottom="0cm" loext:contextual-spacing="false"/>
      <style:text-properties style:use-window-font-color="true" officeooo:rsid="0007e753" officeooo:paragraph-rsid="0039e203"/>
    </style:style>
    <style:style style:name="P65" style:family="paragraph" style:parent-style-name="Standard" style:list-style-name="L5">
      <style:paragraph-properties fo:margin-top="0.101cm" fo:margin-bottom="0cm" loext:contextual-spacing="false"/>
      <style:text-properties officeooo:rsid="0034305f" officeooo:paragraph-rsid="0034305f"/>
    </style:style>
    <style:style style:name="P66" style:family="paragraph" style:parent-style-name="Standard" style:list-style-name="L9">
      <style:paragraph-properties fo:margin-top="0.101cm" fo:margin-bottom="0cm" loext:contextual-spacing="false"/>
      <style:text-properties officeooo:rsid="002a3eca" officeooo:paragraph-rsid="002a3eca"/>
    </style:style>
    <style:style style:name="P67" style:family="paragraph" style:parent-style-name="Standard" style:list-style-name="L10">
      <style:paragraph-properties fo:margin-top="0.101cm" fo:margin-bottom="0cm" loext:contextual-spacing="false"/>
      <style:text-properties officeooo:paragraph-rsid="00413f3f"/>
    </style:style>
    <style:style style:name="P68" style:family="paragraph" style:parent-style-name="Standard" style:list-style-name="L2">
      <style:paragraph-properties fo:margin-left="1.866cm" fo:margin-right="0cm" fo:margin-top="0.101cm" fo:margin-bottom="0cm" loext:contextual-spacing="false" fo:text-indent="0cm" style:auto-text-indent="false"/>
      <style:text-properties officeooo:rsid="002d41fd" officeooo:paragraph-rsid="002d41fd"/>
    </style:style>
    <style:style style:name="P69" style:family="paragraph" style:parent-style-name="Standard" style:list-style-name="L7">
      <style:paragraph-properties fo:margin-left="1.866cm" fo:margin-right="0cm" fo:margin-top="0.101cm" fo:margin-bottom="0cm" loext:contextual-spacing="false" fo:text-indent="0cm" style:auto-text-indent="false"/>
      <style:text-properties officeooo:rsid="002d41fd" officeooo:paragraph-rsid="0037cb5b"/>
    </style:style>
    <style:style style:name="P70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color="#ff0000" officeooo:rsid="00296ba3" officeooo:paragraph-rsid="0018948f"/>
    </style:style>
    <style:style style:name="P71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color="#ff0000" officeooo:rsid="00296ba3" officeooo:paragraph-rsid="00413f3f"/>
    </style:style>
    <style:style style:name="P72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413f3f"/>
    </style:style>
    <style:style style:name="P73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413f3f" style:font-size-asian="14pt" style:font-size-complex="14pt"/>
    </style:style>
    <style:style style:name="P74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color="#008000" officeooo:rsid="0000bb06" officeooo:paragraph-rsid="00413f3f"/>
    </style:style>
    <style:style style:name="P75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413f3f"/>
    </style:style>
    <style:style style:name="P76" style:family="paragraph" style:parent-style-name="Standard" style:master-page-name="">
      <loext:graphic-properties draw:fill="none"/>
      <style:paragraph-properties fo:margin-left="1.9cm" fo:margin-right="0cm" fo:margin-top="0.101cm" fo:margin-bottom="0cm" loext:contextual-spacing="false" fo:text-indent="0cm" style:auto-text-indent="false" style:page-number="auto" fo:background-color="transparent"/>
      <style:text-properties officeooo:rsid="00413f3f" officeooo:paragraph-rsid="00413f3f"/>
    </style:style>
    <style:style style:name="T1" style:family="text">
      <style:text-properties officeooo:rsid="00108d6c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fo:font-weight="bold" officeooo:rsid="00108d6c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0bb06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292568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413f3f" style:font-size-asian="14pt" style:font-weight-asian="bold" style:font-size-complex="14pt" style:font-weight-complex="bold"/>
    </style:style>
    <style:style style:name="T7" style:family="text">
      <style:text-properties fo:font-size="14pt" fo:font-weight="bold" style:font-size-asian="12.25pt" style:font-weight-asian="bold" style:font-size-complex="14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officeooo:rsid="001546e7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font-size="14pt" style:font-size-asian="14pt" style:font-size-complex="14pt"/>
    </style:style>
    <style:style style:name="T13" style:family="text">
      <style:text-properties style:use-window-font-color="true" fo:font-size="14pt" officeooo:rsid="0000bb06" style:font-size-asian="14pt" style:font-size-complex="14pt"/>
    </style:style>
    <style:style style:name="T14" style:family="text">
      <style:text-properties style:use-window-font-color="true" fo:font-size="14pt" officeooo:rsid="00292568" style:font-size-asian="14pt" style:font-size-complex="14pt"/>
    </style:style>
    <style:style style:name="T15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16" style:family="text">
      <style:text-properties style:use-window-font-color="true" fo:font-size="14pt" fo:font-weight="bold" officeooo:rsid="00292568" style:font-size-asian="14pt" style:font-weight-asian="bold" style:font-size-complex="14pt" style:font-weight-complex="bold"/>
    </style:style>
    <style:style style:name="T17" style:family="text">
      <style:text-properties style:use-window-font-color="true" fo:font-size="14pt" fo:font-weight="bold" officeooo:rsid="00108d6c" style:font-size-asian="14pt" style:font-weight-asian="bold" style:font-size-complex="14pt" style:font-weight-complex="bold"/>
    </style:style>
    <style:style style:name="T18" style:family="text">
      <style:text-properties style:use-window-font-color="true" fo:font-size="14pt" fo:font-weight="bold" officeooo:rsid="0000bb06" style:font-size-asian="14pt" style:font-weight-asian="bold" style:font-size-complex="14pt" style:font-weight-complex="bold"/>
    </style:style>
    <style:style style:name="T19" style:family="text">
      <style:text-properties style:use-window-font-color="true" officeooo:rsid="00292568"/>
    </style:style>
    <style:style style:name="T20" style:family="text">
      <style:text-properties style:use-window-font-color="true" officeooo:rsid="002e8e1e"/>
    </style:style>
    <style:style style:name="T21" style:family="text">
      <style:text-properties style:use-window-font-color="true" officeooo:rsid="0031b1c5"/>
    </style:style>
    <style:style style:name="T22" style:family="text">
      <style:text-properties style:use-window-font-color="true" officeooo:rsid="00323403"/>
    </style:style>
    <style:style style:name="T23" style:family="text">
      <style:text-properties style:use-window-font-color="true" officeooo:rsid="003b589c"/>
    </style:style>
    <style:style style:name="T24" style:family="text">
      <style:text-properties style:use-window-font-color="true" officeooo:rsid="0034ac34"/>
    </style:style>
    <style:style style:name="T25" style:family="text">
      <style:text-properties style:use-window-font-color="true" officeooo:rsid="0036434c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officeooo:rsid="002d41fd" style:font-size-asian="12pt" style:font-size-complex="12pt"/>
    </style:style>
    <style:style style:name="T28" style:family="text">
      <style:text-properties fo:font-size="12pt" officeooo:rsid="002e8e1e" style:font-size-asian="12pt" style:font-size-complex="12pt"/>
    </style:style>
    <style:style style:name="T29" style:family="text">
      <style:text-properties officeooo:rsid="001fa8b7"/>
    </style:style>
    <style:style style:name="T30" style:family="text">
      <style:text-properties officeooo:rsid="00292568"/>
    </style:style>
    <style:style style:name="T31" style:family="text">
      <style:text-properties officeooo:rsid="002aaa73"/>
    </style:style>
    <style:style style:name="T32" style:family="text">
      <style:text-properties officeooo:rsid="00103f65"/>
    </style:style>
    <style:style style:name="T33" style:family="text">
      <style:text-properties officeooo:rsid="00367468"/>
    </style:style>
    <style:style style:name="T34" style:family="text">
      <style:text-properties officeooo:rsid="003424c6"/>
    </style:style>
    <style:style style:name="T35" style:family="text">
      <style:text-properties officeooo:rsid="0034775d"/>
    </style:style>
    <style:style style:name="T36" style:family="text">
      <style:text-properties officeooo:rsid="0035938b"/>
    </style:style>
    <style:style style:name="T37" style:family="text">
      <style:text-properties officeooo:rsid="003239ec"/>
    </style:style>
    <style:style style:name="T38" style:family="text">
      <style:text-properties officeooo:rsid="00047f42"/>
    </style:style>
    <style:style style:name="T39" style:family="text">
      <style:text-properties officeooo:rsid="0032694d"/>
    </style:style>
    <style:style style:name="T40" style:family="text">
      <style:text-properties officeooo:rsid="002ce38c"/>
    </style:style>
    <style:style style:name="T41" style:family="text">
      <style:text-properties officeooo:rsid="002e8e1e"/>
    </style:style>
    <style:style style:name="T42" style:family="text">
      <style:text-properties officeooo:rsid="0034305f"/>
    </style:style>
    <style:style style:name="T43" style:family="text">
      <style:text-properties officeooo:rsid="0037cb5b"/>
    </style:style>
    <style:style style:name="T44" style:family="text">
      <style:text-properties officeooo:rsid="0037f11a"/>
    </style:style>
    <style:style style:name="T45" style:family="text">
      <style:text-properties officeooo:rsid="00389ed4"/>
    </style:style>
    <style:style style:name="T46" style:family="text">
      <style:text-properties officeooo:rsid="0038a9a7"/>
    </style:style>
    <style:style style:name="T47" style:family="text">
      <style:text-properties officeooo:rsid="0039e203"/>
    </style:style>
    <style:style style:name="T48" style:family="text">
      <style:text-properties officeooo:rsid="003d1b68"/>
    </style:style>
    <style:style style:name="T49" style:family="text">
      <style:text-properties officeooo:rsid="003e5fe6"/>
    </style:style>
    <style:style style:name="T50" style:family="text">
      <style:text-properties officeooo:rsid="003ebcd2"/>
    </style:style>
    <style:style style:name="T51" style:family="text">
      <style:text-properties officeooo:rsid="00413f3f"/>
    </style:style>
    <style:style style:name="T52" style:family="text">
      <style:text-properties officeooo:rsid="0000bb0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5"><text:span text:style-name="T1">UC25</text:span>: <text:span text:style-name="T30">Verifica correttezza regola</text:span></text:p>
      <text:p text:style-name="P1"><text:s/></text:p>
      <text:p text:style-name="P2"/>
      <text:p text:style-name="P2"/>
      <text:p text:style-name="P28"><text:span text:style-name="T1">Test 1</text:span>:<text:tab/><text:span text:style-name="T30">Regola Corretta</text:span></text:p>
      <text:p text:style-name="P22"/>
      <text:p text:style-name="P23">Input:</text:p>
      <text:list xml:id="list6923214072018402554" text:style-name="L1">
        <text:list-item>
          <text:p text:style-name="P38">Apertura di un foglio di lavoro selezionando: File/Nuova Regola</text:p>
        </text:list-item>
        <text:list-item>
          <text:p text:style-name="P45">Inserimento nome regola “rule_n”</text:p>
        </text:list-item>
        <text:list-item>
          <text:p text:style-name="P38">Inserimento Operatore selezionando: <text:span text:style-name="T32">Source</text:span>/<text:span text:style-name="T33">boolean</text:span></text:p>
        </text:list-item>
        <text:list-item>
          <text:p text:style-name="P51">Inserimento molteplicità 1</text:p>
        </text:list-item>
        <text:list-item>
          <text:p text:style-name="P51">Inserimento nome segnale: “<text:span text:style-name="T34">busy_1</text:span>”</text:p>
        </text:list-item>
        <text:list-item>
          <text:p text:style-name="P38">Inserimento Operatore selezionando: <text:span text:style-name="T35">NOTLogico</text:span>/<text:span text:style-name="T36">boolean</text:span></text:p>
        </text:list-item>
        <text:list-item>
          <text:p text:style-name="P38">Inserimento Operatore selezionando: <text:span text:style-name="T37">Sink</text:span>/<text:span text:style-name="T33">boolean</text:span></text:p>
        </text:list-item>
        <text:list-item>
          <text:p text:style-name="P51">Inserimento molteplicità 1</text:p>
        </text:list-item>
        <text:list-item>
          <text:p text:style-name="P51">Inserimento nome segnale: “<text:span text:style-name="T34">not</text:span>_<text:span text:style-name="T34">busy</text:span>”</text:p>
        </text:list-item>
        <text:list-item>
          <text:p text:style-name="P56">Collegamento <text:span text:style-name="T38">della porta di output dell’operatore Source con la porta di input dell’operatore NOTLogico</text:span></text:p>
        </text:list-item>
        <text:list-item>
          <text:p text:style-name="P61">Collegamento della porta di output dell’operatore NOTLogico con <text:span text:style-name="T46">la</text:span> porta di input dell’operatore Sink</text:p>
        </text:list-item>
        <text:list-item>
          <text:p text:style-name="P38"><text:span text:style-name="T40">Verifica correttezza selezionando</text:span> <text:span text:style-name="T39">dal menu “Verifica Correttezza”</text:span></text:p>
        </text:list-item>
      </text:list>
      <text:p text:style-name="P23">Output atteso:</text:p>
      <text:list xml:id="list5821911384305404399" text:style-name="L2">
        <text:list-header>
          <text:p text:style-name="P68">Il sistema mostra un messaggio atto a notificare la correttezza della regola: “Regola Corretta!”</text:p>
        </text:list-header>
      </text:list>
      <text:p text:style-name="P31"/>
      <text:p text:style-name="P31"/>
      <text:p text:style-name="P3"><text:tab/></text:p>
      <text:p text:style-name="P3"/>
      <text:p text:style-name="P4"><text:tab/><text:span text:style-name="T3">Test 2</text:span><text:span text:style-name="T4">: <text:tab/></text:span><text:span text:style-name="T5">Foglio di lavoro vuoto</text:span></text:p>
      <text:p text:style-name="P22"/>
      <text:p text:style-name="P23">Input:</text:p>
      <text:list xml:id="list7071529667119613082" text:style-name="L3">
        <text:list-item>
          <text:p text:style-name="P39">Apertura di un foglio di lavoro selezionando: File/Nuova Regola</text:p>
        </text:list-item>
        <text:list-item>
          <text:p text:style-name="P46">Inserimento nome regola “rule_n”</text:p>
        </text:list-item>
        <text:list-item>
          <text:p text:style-name="P40"><text:span text:style-name="T40">Verifica correttezza selezionando</text:span> <text:span text:style-name="T39">dal menu “Verifica Correttezza”</text:span></text:p>
        </text:list-item>
      </text:list>
      <text:p text:style-name="P23">Output atteso:</text:p>
      <text:p text:style-name="P33"><text:span text:style-name="T27">Il sistema mostra un messaggio atto a notificare</text:span><text:span text:style-name="T28"> l’errore riscontrato</text:span><text:span text:style-name="T27">: “</text:span><text:span text:style-name="T28">Foglio di lavoro vuoto”</text:span></text:p>
      <text:p text:style-name="P20"/>
      <text:p text:style-name="P20"/>
      <text:p text:style-name="P20"/>
      <text:p text:style-name="P20"/>
      <text:p text:style-name="P21"/>
      <text:p text:style-name="P4"><text:tab/><text:span text:style-name="T3">Test </text:span><text:span text:style-name="T5">3</text:span><text:span text:style-name="T4">: <text:tab/></text:span><text:span text:style-name="T16">Mancanza segnale di ingresso</text:span></text:p>
      <text:p text:style-name="P8"><text:tab/><text:tab/></text:p>
      <text:p text:style-name="P5"><text:span text:style-name="T14"><text:tab/></text:span><text:span text:style-name="T13">Input:</text:span></text:p>
      <text:list xml:id="list978784375598668739" text:style-name="L4">
        <text:list-item>
          <text:p text:style-name="P41">Apertura di un foglio di lavoro selezionando: File/Nuova Regola</text:p>
        </text:list-item>
        <text:list-item>
          <text:p text:style-name="P47">Inserimento nome regola “rule_n”</text:p>
        </text:list-item>
        <text:list-item>
          <text:p text:style-name="P41">Inserimento Operatore selezionando: <text:span text:style-name="T41">Costante</text:span>/<text:span text:style-name="T33">boolean</text:span></text:p>
        </text:list-item>
        <text:list-item>
          <text:p text:style-name="P41">Inserimento Operatore selezionando: <text:span text:style-name="T35">NOTLogico</text:span>/<text:span text:style-name="T36">boolean</text:span></text:p>
        </text:list-item>
        <text:list-item>
          <text:p text:style-name="P41">Inserimento Operatore selezionando: <text:span text:style-name="T37">Sink</text:span>/<text:span text:style-name="T33">boolean</text:span></text:p>
        </text:list-item>
        <text:list-item>
          <text:p text:style-name="P52">Inserimento molteplicità 1</text:p>
        </text:list-item>
        <text:list-item>
          <text:p text:style-name="P52">Inserimento nome segnale: “<text:span text:style-name="T34">not_const</text:span>”</text:p>
        </text:list-item>
        <text:list-item>
          <text:p text:style-name="P57">Collegamento <text:span text:style-name="T38">della porta di output dell’operatore Costante con la porta di input dell’operatore NOTLogico</text:span></text:p>
        </text:list-item>
        <text:list-item>
          <text:p text:style-name="P62">Collegamento della porta di output dell’operatore NOTLogico con <text:span text:style-name="T46">la</text:span> porta di input dell’operatore Sink</text:p>
        </text:list-item>
        <text:list-item>
          <text:p text:style-name="P41"><text:span text:style-name="T40">Verifica correttezza selezionando</text:span> <text:span text:style-name="T39">dal menu “Verifica Correttezza”</text:span></text:p>
        </text:list-item>
      </text:list>
      <text:p text:style-name="P24">Output atteso:</text:p>
      <text:p text:style-name="P34"><text:span text:style-name="T19">Il sistema mostra un messaggio atto a notificare l’</text:span><text:span text:style-name="T20">errore riscontrato</text:span><text:span text:style-name="T19">: “</text:span><text:span text:style-name="T21">Mancanza porta in</text:span><text:span text:style-name="T19">”</text:span></text:p>
      <text:p text:style-name="P37"/>
      <text:p text:style-name="P37"/>
      <text:p text:style-name="P8"/>
      <text:p text:style-name="P6"><text:span text:style-name="T14"><text:tab/></text:span><text:span text:style-name="T17">Test </text:span><text:span text:style-name="T16">4</text:span><text:span text:style-name="T18">: <text:tab/></text:span><text:span text:style-name="T16">Mancanza segnale di uscita</text:span></text:p>
      <text:p text:style-name="P9"/>
      <text:p text:style-name="P18"><text:span text:style-name="T14"><text:tab/></text:span><text:span text:style-name="T13">Input:</text:span></text:p>
      <text:list xml:id="list7390032747429937611" text:style-name="L5">
        <text:list-item>
          <text:p text:style-name="P42">Apertura di un foglio di lavoro selezionando: File/Nuova Regola</text:p>
        </text:list-item>
        <text:list-item>
          <text:p text:style-name="P48">Inserimento nome regola “rule_n”</text:p>
        </text:list-item>
        <text:list-item>
          <text:p text:style-name="P42">Inserimento Operatore selezionando: <text:span text:style-name="T32">Source</text:span>/<text:span text:style-name="T33">boolean</text:span></text:p>
        </text:list-item>
        <text:list-item>
          <text:p text:style-name="P53">Inserimento molteplicità 1</text:p>
        </text:list-item>
        <text:list-item>
          <text:p text:style-name="P53">Inserimento nome segnale: “<text:span text:style-name="T34">busy_1</text:span>”</text:p>
        </text:list-item>
        <text:list-item>
          <text:p text:style-name="P42">Inserimento Operatore selezionando: <text:span text:style-name="T42">Accumulatore</text:span>/<text:span text:style-name="T42">long</text:span></text:p>
        </text:list-item>
        <text:list-item>
          <text:p text:style-name="P58">Collegamento <text:span text:style-name="T38">della porta di output dell’operatore Source con la prima porta di input dell’operatore Accumulatore</text:span></text:p>
        </text:list-item>
        <text:list-item>
          <text:p text:style-name="P65">Collegamento della porta di output dell’<text:span text:style-name="T50">A</text:span>ccumulatore con la seconda porta di input dell’Accumulatore <text:span text:style-name="T24">(effettuato per isolare l’errore </text:span><text:span text:style-name="T25">relativo alle uscite</text:span><text:span text:style-name="T24">, </text:span><text:span text:style-name="T25">in modo da collegare</text:span><text:span text:style-name="T24"> tutte le porte)</text:span></text:p>
        </text:list-item>
        <text:list-item>
          <text:p text:style-name="P42"><text:span text:style-name="T40">Verifica correttezza selezionando</text:span> <text:span text:style-name="T39">dal menu “Verifica Correttezza”</text:span></text:p>
        </text:list-item>
      </text:list>
      <text:p text:style-name="P25">Output atteso:</text:p>
      <text:p text:style-name="P36"><text:span text:style-name="T19">Il sistema mostra un messaggio atto a notificare l’</text:span><text:span text:style-name="T20">errore riscontrato</text:span><text:span text:style-name="T19">: “</text:span><text:span text:style-name="T21">Mancanza porta </text:span><text:span text:style-name="T22">out”</text:span></text:p>
      <text:p text:style-name="P9"/>
      <text:p text:style-name="P9"/>
      <text:p text:style-name="P9"/>
      <text:p text:style-name="P17"><text:span text:style-name="T12"><text:tab/></text:span><text:span text:style-name="T17">Test </text:span><text:span text:style-name="T15">5</text:span><text:span text:style-name="T18">: <text:tab/></text:span><text:span text:style-name="T15">Non tutto collegato</text:span></text:p>
      <text:p text:style-name="P9"/>
      <text:p text:style-name="P13"><text:span text:style-name="T12"><text:tab/></text:span><text:span text:style-name="T13">Input:</text:span></text:p>
      <text:list xml:id="list4020265381122414414" text:style-name="L6">
        <text:list-item>
          <text:p text:style-name="P43">Apertura di un foglio di lavoro selezionando: File/Nuova Regola</text:p>
        </text:list-item>
        <text:list-item>
          <text:p text:style-name="P49">Inserimento nome regola “rule_n”</text:p>
        </text:list-item>
        <text:list-item>
          <text:p text:style-name="P43">Inserimento Operatore selezionando: <text:span text:style-name="T32">Source</text:span>/<text:span text:style-name="T43">long</text:span></text:p>
        </text:list-item>
        <text:list-item>
          <text:p text:style-name="P54">Inserimento molteplicità 1</text:p>
        </text:list-item>
        <text:list-item>
          <text:p text:style-name="P54">Inserimento nome segnale: “<text:span text:style-name="T43">fluel_tank</text:span>”</text:p>
        </text:list-item>
        <text:list-item>
          <text:p text:style-name="P43">Inserimento Operatore selezionando: <text:span text:style-name="T44">Derivatore</text:span>/<text:span text:style-name="T43">long</text:span></text:p>
        </text:list-item>
        <text:list-item>
          <text:p text:style-name="P43">Inserimento Operatore selezionando: <text:span text:style-name="T37">Sink</text:span>/<text:span text:style-name="T43">long</text:span></text:p>
        </text:list-item>
        <text:list-item>
          <text:p text:style-name="P54">Inserimento molteplicità 1</text:p>
        </text:list-item>
        <text:list-item>
          <text:p text:style-name="P54">Inserimento nome segnale: “<text:span text:style-name="T43">fluel_spent</text:span>”</text:p>
        </text:list-item>
        <text:list-item>
          <text:p text:style-name="P59">Collegamento <text:span text:style-name="T38">della porta di output dell’operatore Source con la seconda porta di input dell’operatore Derivatore</text:span></text:p>
        </text:list-item>
        <text:list-item>
          <text:p text:style-name="P63">Collegamento della porta di output dell’operatore <text:span text:style-name="T45">Derivatore</text:span> con <text:span text:style-name="T45">la</text:span> porta di input dell’operatore Sink</text:p>
        </text:list-item>
        <text:list-item>
          <text:p text:style-name="P43"><text:span text:style-name="T40">Verifica correttezza selezionando</text:span> <text:span text:style-name="T39">dal menu “Verifica Correttezza”</text:span></text:p>
        </text:list-item>
      </text:list>
      <text:p text:style-name="P26">Output atteso:</text:p>
      <text:list xml:id="list1084550384505693360" text:style-name="L7">
        <text:list-header>
          <text:p text:style-name="P69">Il sistema mostra un messaggio atto a notificare la correttezza della regola: “<text:span text:style-name="T46">Non tutto collegato</text:span>”</text:p>
        </text:list-header>
      </text:list>
      <text:p text:style-name="P32"/>
      <text:p text:style-name="P32"/>
      <text:p text:style-name="P12"><text:span text:style-name="T12"><text:tab/></text:span><text:span text:style-name="T17">Test </text:span><text:span text:style-name="T15">6</text:span><text:span text:style-name="T18">: <text:tab/></text:span><text:span text:style-name="T15">Molteplicita errata</text:span></text:p>
      <text:p text:style-name="P10"><text:tab/></text:p>
      <text:p text:style-name="P11"><text:tab/>Input:</text:p>
      <text:list xml:id="list6584666713835161610" text:style-name="L8">
        <text:list-item>
          <text:p text:style-name="P44">Apertura di un foglio di lavoro selezionando: File/Nuova Regola</text:p>
        </text:list-item>
        <text:list-item>
          <text:p text:style-name="P50">Inserimento nome regola “rule_n”</text:p>
        </text:list-item>
        <text:list-item>
          <text:p text:style-name="P44">Inserimento Operatore selezionando: <text:span text:style-name="T32">Source</text:span>/<text:span text:style-name="T33">boolean</text:span></text:p>
        </text:list-item>
        <text:list-item>
          <text:p text:style-name="P55">Inserimento molteplicità <text:span text:style-name="T47">2</text:span></text:p>
        </text:list-item>
        <text:list-item>
          <text:p text:style-name="P55">Inserimento nome segnale: “<text:span text:style-name="T34">busy_1</text:span>”</text:p>
        </text:list-item>
        <text:list-item>
          <text:p text:style-name="P55">Inserimento nome segnale: “<text:span text:style-name="T34">busy_2</text:span>”</text:p>
        </text:list-item>
        <text:list-item>
          <text:p text:style-name="P44">Inserimento Operatore selezionando: <text:span text:style-name="T35">NOTLogico</text:span>/<text:span text:style-name="T36">boolean</text:span></text:p>
        </text:list-item>
        <text:list-item>
          <text:p text:style-name="P44">Inserimento Operatore selezionando: <text:span text:style-name="T37">Sink</text:span>/<text:span text:style-name="T33">boolean</text:span></text:p>
        </text:list-item>
        <text:list-item>
          <text:p text:style-name="P55">Inserimento molteplicità 1</text:p>
        </text:list-item>
        <text:list-item>
          <text:p text:style-name="P55">Inserimento nome segnale: “<text:span text:style-name="T34">not</text:span>_<text:span text:style-name="T34">busy</text:span>”</text:p>
        </text:list-item>
        <text:list-item>
          <text:p text:style-name="P60">Collegamento <text:span text:style-name="T38">della porta di output dell’operatore Source con la porta di input dell’operatore NOTLogico</text:span></text:p>
        </text:list-item>
        <text:list-item>
          <text:p text:style-name="P64">Collegamento della porta di output dell’operatore NOTLogico con <text:span text:style-name="T46">la</text:span> porta di input dell’operatore Sink</text:p>
        </text:list-item>
        <text:list-item>
          <text:p text:style-name="P44"><text:span text:style-name="T40">Verifica correttezza selezionando</text:span> <text:span text:style-name="T39">dal menu “Verifica Correttezza”</text:span></text:p>
        </text:list-item>
      </text:list>
      <text:p text:style-name="P27">Output atteso:</text:p>
      <text:p text:style-name="P35"><text:span text:style-name="T11">Il sistema mostra un messaggio atto a notificare la correttezza della regola: “</text:span><text:span text:style-name="T23">Molteplicita errata</text:span><text:span text:style-name="T11">”</text:span></text:p>
      <text:p text:style-name="P29"><text:soft-page-break/></text:p>
      <text:p text:style-name="P29"/>
      <text:p text:style-name="P74"/>
      <text:p text:style-name="P75"><text:tab/><text:span text:style-name="T3">Test </text:span><text:span text:style-name="T6">7</text:span><text:span text:style-name="T4">: <text:tab/></text:span><text:span text:style-name="T6">Verifica correttezza senza foglio di lavoro</text:span></text:p>
      <text:p text:style-name="P72"/>
      <text:p text:style-name="P72"><text:span text:style-name="T8">Input:</text:span></text:p>
      <text:list xml:id="list4381023935256581589" text:style-name="L10">
        <text:list-item>
          <text:p text:style-name="P67"><text:span text:style-name="T51">Tentativo di selezione del pulsante “Verifica Correttezza”</text:span></text:p>
        </text:list-item>
      </text:list>
      <text:p text:style-name="P73">Output atteso:</text:p>
      <text:p text:style-name="P76"><text:span text:style-name="T28">I</text:span><text:span text:style-name="T26">l pulsante “Verifica Correttezza” risulta disabilitato, impedendo la selezione</text:span></text:p>
      <text:p text:style-name="P71"/>
      <text:p text:style-name="P29"/>
      <text:p text:style-name="P14"/>
      <text:p text:style-name="P7"><text:span text:style-name="T2"><text:tab/></text:span><text:span text:style-name="T7">Note</text:span><text:span text:style-name="T9">:</text:span></text:p>
      <text:p text:style-name="P20"><text:tab/><text:span text:style-name="T10">R</text:span>ispetto al UC<text:span text:style-name="T29">25</text:span> riportato nel SRS sono state effettuate le seguenti modifiche (come già e<text:tab/>videnziato nelle note delle fasi precedenti):</text:p>
      <text:list xml:id="list1004144242351965852" text:style-name="L9">
        <text:list-item>
          <text:p text:style-name="P66">Non è considerato sensato effettuare una verifica di correttezza su un foglio di lavoro vuoto, un tentativo di effettuare ciò ritornerà un messaggio di errore ancor prima di effettuare le verifiche <text:span text:style-name="T31">necessarie</text:span></text:p>
        </text:list-item>
      </text:list>
      <text:p text:style-name="P19"><text:tab/></text:p>
      <text:p text:style-name="P30">Per effettuare il Test 4 <text:span text:style-name="T48">si è</text:span> voluto isolare l’output desiderato dal test, <text:span text:style-name="T49">si è posto dunque il problema di collegare tutte le porte presenti</text:span>. Per fare questo l’unico modo possibile è quello di effettuare una ricorsione, che come spiegato nell’SDD è una cosa da noi non controllata (non vi sono operatori che possono “sostituire una Sink, con solo porte di ingresso”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8:40:24.642498943</meta:creation-date>
    <dc:date>2017-06-06T17:26:35.921334874</dc:date>
    <meta:editing-duration>PT1H57M48S</meta:editing-duration>
    <meta:editing-cycles>54</meta:editing-cycles>
    <meta:generator>LibreOffice/5.1.6.2$Linux_X86_64 LibreOffice_project/10m0$Build-2</meta:generator>
    <meta:document-statistic meta:table-count="0" meta:image-count="0" meta:object-count="0" meta:page-count="4" meta:paragraph-count="98" meta:word-count="733" meta:character-count="5305" meta:non-whitespace-character-count="4704"/>
  </office:meta>
</office:document-meta>
</file>